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
      <style:text-properties officeooo:paragraph-rsid="00337676"/>
    </style:style>
    <style:style style:name="P2" style:family="paragraph" style:parent-style-name="paragraph">
      <style:text-properties officeooo:rsid="00337676" officeooo:paragraph-rsid="00337676"/>
    </style:style>
    <style:style style:name="P3" style:family="paragraph" style:parent-style-name="paragraph">
      <style:text-properties officeooo:rsid="00337676" officeooo:paragraph-rsid="003c42e0"/>
    </style:style>
    <style:style style:name="P4" style:family="paragraph" style:parent-style-name="paragraph">
      <style:text-properties officeooo:rsid="00337676" officeooo:paragraph-rsid="0040faf9"/>
    </style:style>
    <style:style style:name="P5" style:family="paragraph" style:parent-style-name="paragraph">
      <style:text-properties officeooo:rsid="003c42e0" officeooo:paragraph-rsid="003c42e0"/>
    </style:style>
    <style:style style:name="P6" style:family="paragraph" style:parent-style-name="chapter_5f_heading">
      <style:text-properties officeooo:rsid="00337676" officeooo:paragraph-rsid="00448595"/>
    </style:style>
    <style:style style:name="T1" style:family="text">
      <style:text-properties officeooo:rsid="00337676"/>
    </style:style>
    <style:style style:name="T2" style:family="text">
      <style:text-properties officeooo:rsid="003a8da7"/>
    </style:style>
    <style:style style:name="T3" style:family="text">
      <style:text-properties officeooo:rsid="003c42e0"/>
    </style:style>
    <style:style style:name="T4" style:family="text">
      <style:text-properties officeooo:rsid="003dbddc"/>
    </style:style>
    <style:style style:name="T5" style:family="text">
      <style:text-properties officeooo:rsid="0040faf9"/>
    </style:style>
    <style:style style:name="T6" style:family="text">
      <style:text-properties officeooo:rsid="004290e2"/>
    </style:style>
    <style:style style:name="T7" style:family="text">
      <style:text-properties officeooo:rsid="004485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7">Crowdfunding als Entlohnungsmodell digitalverträglicher Ökosysteme</text:span></text:p>
      <text:p text:style-name="section_5f_heading">Erste Umsetzung in der Praxis</text:p>
      <text:p text:style-name="paragraph_5f_first">In <text:a xlink:type="simple" xlink:href="http://www.e-book-news.de/">Ansgar Warners</text:a> E-Book-Newsletter vom 23.05.2014 habe ich erfahren, dass in Deutschland der <text:a xlink:type="simple" xlink:href="http://kladdebuchverlag.de/">Kladde-Verlag</text:a> erstmals ausschließlich <text:a xlink:type="simple" xlink:href="http://de.wikipedia.org/wiki/Crowdfunding">Crowdfunding</text:a> für zu realisierende Buchprojekte zugrundelegt. Dabei dient die von Lesern und Investoren vorab bereitgestellte Finanzierung der Deckung der Produktionskosten, sodass der Refinanzierungsdruck herkömmlicher Verlagsmodelle vollständig entfällt. Die Entlohnung des Autors erfolgt über den Verkauf von gedruckten Exemplaren und E-Books, dies aber zu besonders günstigen Konditionen, da die Aufwendungen für die Herstellung bereits abgeglichen sind, sodass bei Fertigstellung eines Projekts vom Verkaufsstart weg die Reingewinn-Spanne angetreten wird. Der Autor kann die freie Lizenzierung der Ergebnisse wählen, sodass die digitalen Grundrechte der Leserschaft gewahrt bleiben und auch andere Bearbeiter, Verlage sowie Distributionskanäle in Betracht kommen können.</text:p>
      <text:p text:style-name="paragraph">Freilich handelt es sich dabei um einen ersten Anfang, ein derartiges Konzept kann aber auch zu einem allgemeinen Marktplatz für Schaffende, Aufbereitende und Leser ausgebaut werden oder gar an eine Distributionsplattform angeschlossen werden. Ferner wären auch andere Autoren-Entlohnungsmodelle auf Basis von Crowdfunding denkbar, sei es pauschal für die Erstellung eines Werkes (Auftragsarbeit), sei es durch den Verkauf einzelner physischer sowie digitaler Exemplare (letzteres als bewusste Unterstützung oder infolge von Bequemlichkeit), sei es durch Subskription eines bestimmten Autors, eines Autoren-Kollektivs, einer Institution, eines Produzenten oder eines Themas, sei es durch Förderung gemeinnütziger Projekte oder über die sonstigen regulär bestehenden Entlohnungsmechanismen.</text:p>
      <text:p text:style-name="section_5f_heading">Ist Crowdfunding überhaupt praktikabel?</text:p>
      <text:p text:style-name="paragraph_5f_first">Es wird gesagt, dass Crowdfunding keine besonderen Vorteile aufweisen könnte, mit zunehmender Popularität von Crowdfunding die schiere Anzahl und Vielfalt der Projekte die Crowd überfordern würde, dass nur massentaugliche Literatur umsetzbar wäre und infolgedessen gewagte, unbequeme, abseitige Literatur untergehen würde, dass die Verlagerung des wirtschaftlichen Risikos an die Crowd unseriös sei. Dabei ist es doch schon immer schon so, dass es eher diejenigen Leute gibt, die nur passiv konsumieren und alles möglichst günstig oder gar umsonst haben wollen, und dass es diejenigen gibt, die ein gewisses monetäres Kontingent zur Verfügung haben, welches für kulturelle Bedürfnisse ausgegeben werden kann. Letztere Personengruppe sollte sich gut überlegen, ob es so sinnvoll ist, dieses Geld den restriktiven Rechteverwertern zukommen zu lassen, welche dem Autor nur wenig davon abgeben und nach dem <text:a xlink:type="simple" xlink:href="http://de.wikipedia.org/wiki/Break_even">Break-Even</text:a> bis zu 70 Jahre nach dessen Tod weiter ohne Gegenleistung in die eigene Tasche wirtschaften (unter absichtlicher Beeinträchtigung von tatsächlichen und potentiellen Lesern), oder ob z.B. per Vorabinvestition Autor und Produzenten direkt unterstützt werden und anschließend das Ergebnis auch noch der Allgemeinheit frei zur Verfügung gestellt werden kann.</text:p>
      <text:p text:style-name="paragraph">Es ist schon richtig, dass Crowdfunding in erster Linie nur dann besonders gut funktioniert (in den anderen Fällen kann man mit ein paar Anpassungen nachhelfen), wenn man bereits ein gewisses Publikum hat oder leicht Interesse wecken kann. Allerdings kann ein Autor ganz generell <text:soft-page-break/>nicht erwarten, Unterstützung von irgendjemandem zu erhalten, wenn besagtes Interesse bei niemandem vorhanden oder zu wecken ist. Man könnte nun sagen, dass herkömmliche Verlage die Investition in inhaltlich weniger attraktiv scheinende Projekte per Quersubventionierung realisieren würden, dazu muss man aber längst nicht als restriktiver Rechteverwerter-Verlag agieren, da ja ausnahmslos jeder, der Geld für eine Quersubventionierung übrig hat, selbiges genauso in Crowdfunding-Projekte investieren kann, ohne die negativen Nebeneffekte des herkömmlichen Verlagsmodells. Dass Crowdfunding nicht besonders populär ist, muss nicht notwendig so bleiben, und die Annahme, dass es mit steigender Popularität weniger funktionieren sollte, halte ich für unbegründet. Die Filterung all der vielen zukünftigen Crowdfunding-Projekte ist ein technisch wie sozial lösbares Problem. Sobald Crowdfunding als akzeptiertes Entlohnungsmodell zunehmende Verbreitung findet, dürfte es auch verstärkt für allerlei Nischen- und Fachthemen zum Einsatz kommen, wo zwar die jeweils interessierte Crowd zahlenmäßig sehr überschaubar ist, dafür aber das Internet die Organisation dieser Interessensgruppen hinreichend vereinfacht hat, sodass die Produktion eigener Veröffentlichungen für solche kleinen, jedoch aktiven Communities methodisch stark vereinfacht wird. Solche Veröffentlichungen können eine große Rolle spielen, wenn sie zur Erhöhung von Relevanz, Reichweite oder Attraktivität des Themas beitragen sollen. Einen wichtigen Beitrag zur Entstehung von Ökosystemen dieser Art können Online-Plattformen und -Präsenzen leisten, die Leserinteresse in Richtung der passenden Projekte kanalisieren oder auch einen freien Markt für allerlei Produktionsdienstleistungen schaffen. Fernerhin käme sogar Mikro-Investment mit niedrigen Funding-Zielen und längeren Laufzeiten (oder wiederholter Neu-Einstellung unter Benachrichtigung aller vormals beteiligten Interessenten) nach dem Vorbild vieler Bibliotheken in Betracht, die bisher jede für sich isoliert die gemeinnützige Digitalisierung und Restauration alter Bücher durch mehr oder minder zufällige Besucher ihrer Webseiten zu finanzieren suchen. Ebenso kann auch die Arbeit an frei lizenzierten, digital vorliegenden Werken iterativ gestaltet werden, wenn einzelne Verbesserungen durch einzelne Interessenten veranlasst werden und somit ein gemeinsamer Fortschritt erzielt wird.</text:p>
      <text:p text:style-name="paragraph">Crowdfunding ist auch kein Outsourcing des Risikos, stattdessen wird das Risiko gänzlich ausgeschaltet. Für den Autor, weil er gar nicht erst in ein Projekt investieren muss, für das es gar kein Publikum gibt. Für die Produzenten, weil sie nicht tätig werden müssen, bevor ihre Leistung durch die Crowd vollständig kompensiert werden kann. Für die Crowd, weil sie die getätigten Investitionen zurückerhält, wenn der benötigte Betrag nicht zustande kommt. Ein Verlag wirkt da schon eher wie ein Risiko-Spekulant, der bei Fehlkalkulation auch schnell mal Insolvenz anmelden kann (mit entsprechenden Folgen für Mitarbeiter, Autoren und die Kunden im Markt).</text:p>
      <text:p text:style-name="section_5f_heading">Verhältnis von Crowdfunding zur Kunst</text:p>
      <text:p text:style-name="paragraph_5f_first">Schreiben als kreativer Prozess unterscheidet ich von der Produktion materieller Güter. Bei letzterer können Prototypen als Entscheidungshilfe für die Crowd dienen, ob ein Projekt gefällt oder nicht. Bei Büchern finden viele Titel ihr Publikum nach der Veröffentlichung, während des Schreibens ändert der Autor die Handlung, der potentielle Leser könnte im Rahmen der Projektvorstellung den Inhalt bereits kennen lernen und somit den Anlass für die Investition verlieren, da das Ergebnis nichts neues oder überraschendes mehr zu bieten hätte. In der bildenden Kunst kann auch nicht im Voraus für ein Gemälde oder eine Skulptur bezahlt werden, welche dem Künstler gerade mal vor dem inneren Auge vorschwebt. Auch Erstlingswerke werden es mit Crowdfunding schwer haben, etablierte Autoren dagegen leichter.</text:p>
      <text:p text:style-name="paragraph">Im Fall des Kladde-Verlags reichen Autoren wie sonst überall auch Manuskripte ein, die ganz normal geprüft werden (zusätzlich auch auf Crowdfunding-Tauglichkeit). Wenn jemand kein Manuskript hat, keine Anhängerschaft und keine attraktive Idee (letztere ist bekanntlich am allerwenigsten wert), dann besteht doch völlig unabhängig vom Kompensationsmodell generell <text:soft-page-break/>keine Chance auf die Unterstützung einer Umsetzung, wenn man mal von Auftragsarbeit absieht. Irgend etwas muss der Autor schon von sich aus tun, und wenn das, was er tut, gut ist, kann er auch Unterstützer finden, sei es auf die eine oder andere Weise und unter Berücksichtigung des Wesens des angestrebten Werkes.</text:p>
      <text:p text:style-name="paragraph">Wie beim Gemälde oder der Skulptur, wenn der Maler oder Bildhauer noch nie etwas geschaffen, seine künstlerischen Fähigkeiten unter Beweis gestellt hat, dann wird er auch von niemandem einfach so Geld dafür erhalten. Es wird an kein Finanzierungsmodell jemals der Anspruch gestellt, so etwas leisten zu müssen, also auch an Crowdfunding nicht.</text:p>
      <text:p text:style-name="paragraph">Bei der Kunst geht es aber auch viel um die konkrete Ausgestaltung, um den im Kunstwerk festgehaltenen Ausdruck des Künstlers. Von daher ist es sehr wohl denkbar, die abstrakte Idee in all ihren Details den potentiellen Crowdfunding-Investoren vorzustellen, während gleichzeitig der Wert des Ergebnisses in den vielen Einzelentscheidungen des Künstlers im Rahmen der Umsetzung liegt, welche die Crowd weder abnehmen noch mitbestimmen kann. Für Werke der Unterhaltung trifft dies natürlich weit weniger zu, die Produktion derselben folgt wiederum anderen Regeln, wo die Eignung zum Crowdfunding z.B. durch Mitgestaltung, Serien-Fortsetzungen und gemeinsame Rezeption gegeben ist.</text:p>
      <text:p text:style-name="section_5f_heading">Fazit</text:p>
      <text:p text:style-name="paragraph_5f_first">Der Crowdfunding-Ansatz ist in der Lage, die Umsetzung frei lizenzierter Projekte erheblich zu vereinfachen und damit die ganz zentralen Nachteile des herkömmlichen Geschäftsmodells auf Basis der restriktiven Rechteverwertung aufzuheben. Wird deshalb die restriktive Rechteverwertung aufgegeben werden? Sicher (noch) nicht. Ist dadurch das Crowdfunding-Modell unbrauchbar? Natürlich ebenfalls nicht. Und sowie diese Alternative in der Praxis unter günstigeren Konditionen für alle Beteiligten mehr und qualitativ bessere Projekte realisieren wird, desto mehr bröckelt die Relevanz des alten Modells. Solange nur beide Optionen zur Auswahl stehen, ist auch ziemlich egal, welche davon mehr in Anspruch genommen wird, da es immer Menschen geben wird, die sich an den ganzheitlich geeigneteren Ansatz halten werden. Dies hängt auch ganz individuell davon ab, ob die eigene Zielsetzung darauf hinausläuft, einen künstlichen Exklusivismus aufbauen und vehement verteidigen zu wollen, oder ob der Wille zum Beitrag für die Gemeinschaft überwiegt. Mag sein, dass ein kooperativer Ansatz für den einen oder anderen nichts ist, für den ist aber auch Digitaltechnologie und das <text:a xlink:type="simple" xlink:href="http://www.youtube.com/watch?v=kK1wtmyFll4">Internet</text:a> nich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03H06M33S</meta:editing-duration>
    <meta:editing-cycles>48</meta:editing-cycles>
    <meta:initial-creator>Stephan Kreutzer</meta:initial-creator>
    <dc:date>2014-12-07T12:01:03</dc:date>
    <dc:creator>Jemand </dc:creator>
    <meta:document-statistic meta:table-count="0" meta:image-count="0" meta:object-count="0" meta:page-count="3" meta:paragraph-count="15" meta:word-count="1365" meta:character-count="10169"/>
  </office:meta>
</office:document-meta>
</file>